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f70" officeooo:paragraph-rsid="000d6f70"/>
    </style:style>
    <style:style style:name="P2" style:family="paragraph" style:parent-style-name="Standard">
      <style:text-properties officeooo:rsid="000e2575" officeooo:paragraph-rsid="000e2575"/>
    </style:style>
    <style:style style:name="T1" style:family="text">
      <style:text-properties officeooo:rsid="000e2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цепт хлеба</text:p>
      <text:p text:style-name="P1">Мука ржаная 400 г</text:p>
      <text:p text:style-name="P1">Мука пшеничная 200 г</text:p>
      <text:p text:style-name="P1">Теплая вода 400 мл</text:p>
      <text:p text:style-name="P1">Дрожжи немного</text:p>
      <text:p text:style-name="P1">Соль 1 чайная ложка</text:p>
      <text:p text:style-name="P1">Сахар 4 кубика</text:p>
      <text:p text:style-name="P1">Растительное масло 4 столовые ложки</text:p>
      <text:p text:style-name="P2">Семена льна 5 ст л</text:p>
      <text:p text:style-name="P2">Семена кунжута 5 (?) ст л</text:p>
      <text:p text:style-name="P2">Семена подсолнечника все</text:p>
      <text:p text:style-name="P2">Тмин 2 (?) ст л</text:p>
      <text:p text:style-name="P2">Кардамон 2 (?) ст л</text:p>
      <text:p text:style-name="P1"/>
      <text:p text:style-name="P1">1. Просеять и смешать муку.</text:p>
      <text:p text:style-name="P1">2. Смешать дрожжи, соль, сахар, 2 столовые ложки масла, 250 мл воды.</text:p>
      <text:p text:style-name="P1">3. Всыпать половину всей муки в смесь, перемешать, оставить на 3.5 часа.</text:p>
      <text:p text:style-name="P1">4. Нагреть на горячей сковороде тмин, кардамон, семена подсолнечника, кунжут, семена льна. Высыпать все в оставшуюся муку, кроме небольшого количества.</text:p>
      <text:p text:style-name="P1">5. Высыпать смесь муки, специй и семян, кроме небольшого количества, в опару, <text:span text:style-name="T1">добавить 2 ст л масла, </text:span>долить 150 мл теплой воды (чуть больше, если будет слишком густо), тщательно перемешать.</text:p>
      <text:p text:style-name="P1">6. Смазать небольшим количеством масла и выложить пекарской бумагой форму для запекания.</text:p>
      <text:p text:style-name="P1">7. Выложить тесто в форму для запекания, обсыпать оставшейся смесью муки, семян, приправ.</text:p>
      <text:p text:style-name="P1">8. Оставить на 1.5 часа подниматься.</text:p>
      <text:p text:style-name="P1">9. Сбрызнуть тесто холодной водой, разогреть духовку.</text:p>
      <text:p text:style-name="P1">10. Выпекать хлеб при максимальной температуре 50 мину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0:54:22.133274200</meta:creation-date>
    <dc:date>2018-09-14T21:07:38.267990062</dc:date>
    <meta:editing-duration>PT13M1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177" meta:character-count="1079" meta:non-whitespace-character-count="925"/>
  </office:meta>
</office:document-meta>
</file>